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05833333333333cm" style:use-optimal-column-width="true"/>
    </style:style>
    <style:style style:name="co3" style:family="table-column">
      <style:table-column-properties fo:break-before="auto" style:column-width="1.87854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emogr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lace_of_residence</text:p>
          </table:table-cell>
          <table:table-cell office:value-type="string" table:style-name="ce1">
            <text:p>Gender</text:p>
          </table:table-cell>
          <table:table-cell office:value-type="string" table:style-name="ce1">
            <text:p>Age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91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2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number-rows-repeated="1048455" table:style-name="ro1">
          <table:table-cell table:number-columns-repeated="16384"/>
        </table:table-row>
      </table:table>
      <table:table table:name="PulseFrVal" table:style-name="ta1">
        <table:table-column table:style-name="co2" table:default-cell-style-name="ce1"/>
        <table:table-column table:style-name="co1" table:number-columns-repeated="16383" table:default-cell-style-name="ce1"/>
        <table:table-row table:style-name="ro1">
          <table:table-cell office:value-type="string" table:style-name="ce1">
            <text:p>PatID</text:p>
          </table:table-cell>
          <table:table-cell office:value-type="string" table:style-name="ce1">
            <text:p>Pulse_fr_value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3" table:style-name="ce1">
            <text:p>53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2" table:style-name="ce1">
            <text:p>62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2" table:style-name="ce1">
            <text:p>2</text:p>
          </table:table-cell>
          <table:table-cell office:value-type="float" office:value="73" table:style-name="ce1">
            <text:p>73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75" table:style-name="ce1">
            <text:p>75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74" table:style-name="ce1">
            <text:p>74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75" table:style-name="ce1">
            <text:p>75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78" table:style-name="ce1">
            <text:p>78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4" table:style-name="ce1">
            <text:p>4</text:p>
          </table:table-cell>
          <table:table-cell office:value-type="float" office:value="66" table:style-name="ce1">
            <text:p>66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5" table:style-name="ce1">
            <text:p>5</text:p>
          </table:table-cell>
          <table:table-cell office:value-type="float" office:value="77" table:style-name="ce1">
            <text:p>77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2" table:style-name="ce1">
            <text:p>82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6" table:style-name="ce1">
            <text:p>6</text:p>
          </table:table-cell>
          <table:table-cell office:value-type="float" office:value="72" table:style-name="ce1">
            <text:p>72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71" table:style-name="ce1">
            <text:p>71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7" table:style-name="ce1">
            <text:p>7</text:p>
          </table:table-cell>
          <table:table-cell office:value-type="float" office:value="72" table:style-name="ce1">
            <text:p>72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8" table:style-name="ce1">
            <text:p>8</text:p>
          </table:table-cell>
          <table:table-cell office:value-type="float" office:value="68" table:style-name="ce1">
            <text:p>68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9" table:style-name="ce1">
            <text:p>69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63" table:style-name="ce1">
            <text:p>63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9" table:style-name="ce1">
            <text:p>9</text:p>
          </table:table-cell>
          <table:table-cell office:value-type="float" office:value="66" table:style-name="ce1">
            <text:p>66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10" table:style-name="ce1">
            <text:p>10</text:p>
          </table:table-cell>
          <table:table-cell office:value-type="float" office:value="76" table:style-name="ce1">
            <text:p>76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82" table:style-name="ce1">
            <text:p>82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63" table:style-name="ce1">
            <text:p>63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65" table:style-name="ce1">
            <text:p>65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66" table:style-name="ce1">
            <text:p>66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0" table:style-name="ce1">
            <text:p>50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5" table:style-name="ce1">
            <text:p>55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9" table:style-name="ce1">
            <text:p>59</text:p>
          </table:table-cell>
          <table:table-cell table:number-columns-repeated="1638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0" table:style-name="ce1">
            <text:p>70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office:value-type="float" office:value="71" table:style-name="ce1">
            <text:p>71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57" table:style-name="ce1">
            <text:p>57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61" table:style-name="ce1">
            <text:p>61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62" table:style-name="ce1">
            <text:p>62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15" table:style-name="ce1">
            <text:p>15</text:p>
          </table:table-cell>
          <table:table-cell office:value-type="float" office:value="66" table:style-name="ce1">
            <text:p>66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2" table:style-name="ce1">
            <text:p>72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3" table:style-name="ce1">
            <text:p>73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5" table:style-name="ce1">
            <text:p>75</text:p>
          </table:table-cell>
          <table:table-cell table:number-columns-repeated="1638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50" table:style-name="ce1">
            <text:p>50</text:p>
          </table:table-cell>
          <table:table-cell table:number-columns-repeated="1638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59" table:style-name="ce1">
            <text:p>59</text:p>
          </table:table-cell>
          <table:table-cell table:number-columns-repeated="1638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61" table:style-name="ce1">
            <text:p>61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63" table:style-name="ce1">
            <text:p>63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18" table:style-name="ce1">
            <text:p>18</text:p>
          </table:table-cell>
          <table:table-cell office:value-type="float" office:value="65" table:style-name="ce1">
            <text:p>65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19" table:style-name="ce1">
            <text:p>19</text:p>
          </table:table-cell>
          <table:table-cell office:value-type="float" office:value="72" table:style-name="ce1">
            <text:p>72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73" table:style-name="ce1">
            <text:p>73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65" table:style-name="ce1">
            <text:p>65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20" table:style-name="ce1">
            <text:p>20</text:p>
          </table:table-cell>
          <table:table-cell office:value-type="float" office:value="66" table:style-name="ce1">
            <text:p>66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21" table:style-name="ce1">
            <text:p>21</text:p>
          </table:table-cell>
          <table:table-cell office:value-type="float" office:value="73" table:style-name="ce1">
            <text:p>73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75" table:style-name="ce1">
            <text:p>75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69" table:style-name="ce1">
            <text:p>69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70" table:style-name="ce1">
            <text:p>70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71" table:style-name="ce1">
            <text:p>71</text:p>
          </table:table-cell>
          <table:table-cell table:number-columns-repeated="1638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61" table:style-name="ce1">
            <text:p>61</text:p>
          </table:table-cell>
          <table:table-cell table:number-columns-repeated="1638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62" table:style-name="ce1">
            <text:p>62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7" table:style-name="ce1">
            <text:p>47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54" table:style-name="ce1">
            <text:p>54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74" table:style-name="ce1">
            <text:p>74</text:p>
          </table:table-cell>
          <table:table-cell table:number-columns-repeated="1638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75" table:style-name="ce1">
            <text:p>75</text:p>
          </table:table-cell>
          <table:table-cell table:number-columns-repeated="1638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80" table:style-name="ce1">
            <text:p>80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69" table:style-name="ce1">
            <text:p>69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26" table:style-name="ce1">
            <text:p>26</text:p>
          </table:table-cell>
          <table:table-cell office:value-type="float" office:value="71" table:style-name="ce1">
            <text:p>71</text:p>
          </table:table-cell>
          <table:table-cell table:number-columns-repeated="1638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71" table:style-name="ce1">
            <text:p>71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27" table:style-name="ce1">
            <text:p>27</text:p>
          </table:table-cell>
          <table:table-cell office:value-type="float" office:value="72" table:style-name="ce1">
            <text:p>72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62" table:style-name="ce1">
            <text:p>62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64" table:style-name="ce1">
            <text:p>64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65" table:style-name="ce1">
            <text:p>65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29" table:style-name="ce1">
            <text:p>29</text:p>
          </table:table-cell>
          <table:table-cell office:value-type="float" office:value="68" table:style-name="ce1">
            <text:p>68</text:p>
          </table:table-cell>
          <table:table-cell table:number-columns-repeated="16382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69" table:style-name="ce1">
            <text:p>69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52" table:style-name="ce1">
            <text:p>52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61" table:style-name="ce1">
            <text:p>61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67" table:style-name="ce1">
            <text:p>67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68" table:style-name="ce1">
            <text:p>68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69" table:style-name="ce1">
            <text:p>69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73" table:style-name="ce1">
            <text:p>73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74" table:style-name="ce1">
            <text:p>74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75" table:style-name="ce1">
            <text:p>75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73" table:style-name="ce1">
            <text:p>73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74" table:style-name="ce1">
            <text:p>74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77" table:style-name="ce1">
            <text:p>77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65" table:style-name="ce1">
            <text:p>65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34" table:style-name="ce1">
            <text:p>34</text:p>
          </table:table-cell>
          <table:table-cell office:value-type="float" office:value="66" table:style-name="ce1">
            <text:p>66</text:p>
          </table:table-cell>
          <table:table-cell table:number-columns-repeated="1638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68" table:style-name="ce1">
            <text:p>68</text:p>
          </table:table-cell>
          <table:table-cell table:number-columns-repeated="1638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69" table:style-name="ce1">
            <text:p>69</text:p>
          </table:table-cell>
          <table:table-cell table:number-columns-repeated="1638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70" table:style-name="ce1">
            <text:p>70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77" table:style-name="ce1">
            <text:p>77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78" table:style-name="ce1">
            <text:p>78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83" table:style-name="ce1">
            <text:p>83</text:p>
          </table:table-cell>
          <table:table-cell table:number-columns-repeated="16382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65" table:style-name="ce1">
            <text:p>65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37" table:style-name="ce1">
            <text:p>37</text:p>
          </table:table-cell>
          <table:table-cell office:value-type="float" office:value="66" table:style-name="ce1">
            <text:p>66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66" table:style-name="ce1">
            <text:p>66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67" table:style-name="ce1">
            <text:p>67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69" table:style-name="ce1">
            <text:p>69</text:p>
          </table:table-cell>
          <table:table-cell table:number-columns-repeated="16382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59" table:style-name="ce1">
            <text:p>59</text:p>
          </table:table-cell>
          <table:table-cell table:number-columns-repeated="16382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61" table:style-name="ce1">
            <text:p>61</text:p>
          </table:table-cell>
          <table:table-cell table:number-columns-repeated="16382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63" table:style-name="ce1">
            <text:p>63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44" table:style-name="ce1">
            <text:p>44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1" table:style-name="ce1">
            <text:p>51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6" table:style-name="ce1">
            <text:p>56</text:p>
          </table:table-cell>
          <table:table-cell table:number-columns-repeated="16382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62" table:style-name="ce1">
            <text:p>62</text:p>
          </table:table-cell>
          <table:table-cell table:number-columns-repeated="16382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63" table:style-name="ce1">
            <text:p>63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5" table:style-name="ce1">
            <text:p>45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52" table:style-name="ce1">
            <text:p>52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43" table:style-name="ce1">
            <text:p>43</text:p>
          </table:table-cell>
          <table:table-cell office:value-type="float" office:value="75" table:style-name="ce1">
            <text:p>75</text:p>
          </table:table-cell>
          <table:table-cell table:number-columns-repeated="1638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80" table:style-name="ce1">
            <text:p>80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63" table:style-name="ce1">
            <text:p>63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64" table:style-name="ce1">
            <text:p>64</text:p>
          </table:table-cell>
          <table:table-cell table:number-columns-repeated="16382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74" table:style-name="ce1">
            <text:p>74</text:p>
          </table:table-cell>
          <table:table-cell table:number-columns-repeated="16382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75" table:style-name="ce1">
            <text:p>75</text:p>
          </table:table-cell>
          <table:table-cell table:number-columns-repeated="16382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78" table:style-name="ce1">
            <text:p>78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65" table:style-name="ce1">
            <text:p>65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46" table:style-name="ce1">
            <text:p>46</text:p>
          </table:table-cell>
          <table:table-cell office:value-type="float" office:value="66" table:style-name="ce1">
            <text:p>66</text:p>
          </table:table-cell>
          <table:table-cell table:number-columns-repeated="16382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63" table:style-name="ce1">
            <text:p>63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47" table:style-name="ce1">
            <text:p>47</text:p>
          </table:table-cell>
          <table:table-cell office:value-type="float" office:value="66" table:style-name="ce1">
            <text:p>66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63" table:style-name="ce1">
            <text:p>63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48" table:style-name="ce1">
            <text:p>48</text:p>
          </table:table-cell>
          <table:table-cell office:value-type="float" office:value="66" table:style-name="ce1">
            <text:p>66</text:p>
          </table:table-cell>
          <table:table-cell table:number-columns-repeated="1638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71" table:style-name="ce1">
            <text:p>71</text:p>
          </table:table-cell>
          <table:table-cell table:number-columns-repeated="1638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72" table:style-name="ce1">
            <text:p>72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64" table:style-name="ce1">
            <text:p>64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50" table:style-name="ce1">
            <text:p>50</text:p>
          </table:table-cell>
          <table:table-cell office:value-type="float" office:value="66" table:style-name="ce1">
            <text:p>66</text:p>
          </table:table-cell>
          <table:table-cell table:number-columns-repeated="16382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62" table:style-name="ce1">
            <text:p>62</text:p>
          </table:table-cell>
          <table:table-cell table:number-columns-repeated="16382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63" table:style-name="ce1">
            <text:p>63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55" table:style-name="ce1">
            <text:p>55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61" table:style-name="ce1">
            <text:p>61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62" table:style-name="ce1">
            <text:p>62</text:p>
          </table:table-cell>
          <table:table-cell table:number-columns-repeated="16382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65" table:style-name="ce1">
            <text:p>65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53" table:style-name="ce1">
            <text:p>53</text:p>
          </table:table-cell>
          <table:table-cell office:value-type="float" office:value="66" table:style-name="ce1">
            <text:p>66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69" table:style-name="ce1">
            <text:p>69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54" table:style-name="ce1">
            <text:p>54</text:p>
          </table:table-cell>
          <table:table-cell office:value-type="float" office:value="70" table:style-name="ce1">
            <text:p>70</text:p>
          </table:table-cell>
          <table:table-cell table:number-columns-repeated="16382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62" table:style-name="ce1">
            <text:p>62</text:p>
          </table:table-cell>
          <table:table-cell table:number-columns-repeated="16382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63" table:style-name="ce1">
            <text:p>63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62" table:style-name="ce1">
            <text:p>62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56" table:style-name="ce1">
            <text:p>56</text:p>
          </table:table-cell>
          <table:table-cell office:value-type="float" office:value="65" table:style-name="ce1">
            <text:p>65</text:p>
          </table:table-cell>
          <table:table-cell table:number-columns-repeated="16382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64" table:style-name="ce1">
            <text:p>64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57" table:style-name="ce1">
            <text:p>57</text:p>
          </table:table-cell>
          <table:table-cell office:value-type="float" office:value="66" table:style-name="ce1">
            <text:p>66</text:p>
          </table:table-cell>
          <table:table-cell table:number-columns-repeated="1638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52" table:style-name="ce1">
            <text:p>52</text:p>
          </table:table-cell>
          <table:table-cell table:number-columns-repeated="1638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61" table:style-name="ce1">
            <text:p>61</text:p>
          </table:table-cell>
          <table:table-cell table:number-columns-repeated="16382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69" table:style-name="ce1">
            <text:p>69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59" table:style-name="ce1">
            <text:p>59</text:p>
          </table:table-cell>
          <table:table-cell office:value-type="float" office:value="70" table:style-name="ce1">
            <text:p>70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5" table:style-name="ce1">
            <text:p>55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61" table:style-name="ce1">
            <text:p>61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62" table:style-name="ce1">
            <text:p>62</text:p>
          </table:table-cell>
          <table:table-cell table:number-columns-repeated="16382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73" table:style-name="ce1">
            <text:p>73</text:p>
          </table:table-cell>
          <table:table-cell table:number-columns-repeated="16382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74" table:style-name="ce1">
            <text:p>74</text:p>
          </table:table-cell>
          <table:table-cell table:number-columns-repeated="16382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77" table:style-name="ce1">
            <text:p>77</text:p>
          </table:table-cell>
          <table:table-cell table:number-columns-repeated="16382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53" table:style-name="ce1">
            <text:p>53</text:p>
          </table:table-cell>
          <table:table-cell table:number-columns-repeated="16382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63" table:style-name="ce1">
            <text:p>63</text:p>
          </table:table-cell>
          <table:table-cell office:value-type="float" office:value="78" table:style-name="ce1">
            <text:p>78</text:p>
          </table:table-cell>
          <table:table-cell table:number-columns-repeated="16382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84" table:style-name="ce1">
            <text:p>84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64" table:style-name="ce1">
            <text:p>64</text:p>
          </table:table-cell>
          <table:table-cell office:value-type="float" office:value="69" table:style-name="ce1">
            <text:p>69</text:p>
          </table:table-cell>
          <table:table-cell table:number-columns-repeated="16382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70" table:style-name="ce1">
            <text:p>70</text:p>
          </table:table-cell>
          <table:table-cell table:number-columns-repeated="16382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72" table:style-name="ce1">
            <text:p>72</text:p>
          </table:table-cell>
          <table:table-cell table:number-columns-repeated="16382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73" table:style-name="ce1">
            <text:p>73</text:p>
          </table:table-cell>
          <table:table-cell table:number-columns-repeated="16382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75" table:style-name="ce1">
            <text:p>75</text:p>
          </table:table-cell>
          <table:table-cell table:number-columns-repeated="16382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65" table:style-name="ce1">
            <text:p>65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66" table:style-name="ce1">
            <text:p>66</text:p>
          </table:table-cell>
          <table:table-cell office:value-type="float" office:value="66" table:style-name="ce1">
            <text:p>66</text:p>
          </table:table-cell>
          <table:table-cell table:number-columns-repeated="16382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72" table:style-name="ce1">
            <text:p>72</text:p>
          </table:table-cell>
          <table:table-cell table:number-columns-repeated="16382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73" table:style-name="ce1">
            <text:p>73</text:p>
          </table:table-cell>
          <table:table-cell table:number-columns-repeated="16382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74" table:style-name="ce1">
            <text:p>74</text:p>
          </table:table-cell>
          <table:table-cell table:number-columns-repeated="16382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59" table:style-name="ce1">
            <text:p>59</text:p>
          </table:table-cell>
          <table:table-cell table:number-columns-repeated="16382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62" table:style-name="ce1">
            <text:p>62</text:p>
          </table:table-cell>
          <table:table-cell table:number-columns-repeated="16382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63" table:style-name="ce1">
            <text:p>63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69" table:style-name="ce1">
            <text:p>69</text:p>
          </table:table-cell>
          <table:table-cell office:value-type="float" office:value="66" table:style-name="ce1">
            <text:p>66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70" table:style-name="ce1">
            <text:p>70</text:p>
          </table:table-cell>
          <table:table-cell office:value-type="float" office:value="75" table:style-name="ce1">
            <text:p>75</text:p>
          </table:table-cell>
          <table:table-cell table:number-columns-repeated="16382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80" table:style-name="ce1">
            <text:p>80</text:p>
          </table:table-cell>
          <table:table-cell table:number-columns-repeated="16382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70" table:style-name="ce1">
            <text:p>70</text:p>
          </table:table-cell>
          <table:table-cell table:number-columns-repeated="16382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71" table:style-name="ce1">
            <text:p>71</text:p>
          </table:table-cell>
          <table:table-cell table:number-columns-repeated="16382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72" table:style-name="ce1">
            <text:p>72</text:p>
          </table:table-cell>
          <table:table-cell table:number-columns-repeated="16382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70" table:style-name="ce1">
            <text:p>70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72" table:style-name="ce1">
            <text:p>72</text:p>
          </table:table-cell>
          <table:table-cell office:value-type="float" office:value="71" table:style-name="ce1">
            <text:p>71</text:p>
          </table:table-cell>
          <table:table-cell table:number-columns-repeated="16382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67" table:style-name="ce1">
            <text:p>67</text:p>
          </table:table-cell>
          <table:table-cell table:number-columns-repeated="16382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68" table:style-name="ce1">
            <text:p>68</text:p>
          </table:table-cell>
          <table:table-cell table:number-columns-repeated="16382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69" table:style-name="ce1">
            <text:p>69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74" table:style-name="ce1">
            <text:p>74</text:p>
          </table:table-cell>
          <table:table-cell office:value-type="float" office:value="74" table:style-name="ce1">
            <text:p>74</text:p>
          </table:table-cell>
          <table:table-cell table:number-columns-repeated="16382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77" table:style-name="ce1">
            <text:p>77</text:p>
          </table:table-cell>
          <table:table-cell table:number-columns-repeated="16382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73" table:style-name="ce1">
            <text:p>73</text:p>
          </table:table-cell>
          <table:table-cell table:number-columns-repeated="16382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74" table:style-name="ce1">
            <text:p>74</text:p>
          </table:table-cell>
          <table:table-cell table:number-columns-repeated="16382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76" table:style-name="ce1">
            <text:p>76</text:p>
          </table:table-cell>
          <table:table-cell table:number-columns-repeated="16382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74" table:style-name="ce1">
            <text:p>74</text:p>
          </table:table-cell>
          <table:table-cell table:number-columns-repeated="16382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75" table:style-name="ce1">
            <text:p>75</text:p>
          </table:table-cell>
          <table:table-cell table:number-columns-repeated="16382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79" table:style-name="ce1">
            <text:p>79</text:p>
          </table:table-cell>
          <table:table-cell table:number-columns-repeated="16382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57" table:style-name="ce1">
            <text:p>57</text:p>
          </table:table-cell>
          <table:table-cell table:number-columns-repeated="16382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table:number-columns-repeated="16382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table:number-columns-repeated="16382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54" table:style-name="ce1">
            <text:p>54</text:p>
          </table:table-cell>
          <table:table-cell table:number-columns-repeated="16382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table:number-columns-repeated="16382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table:number-columns-repeated="16382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table:number-columns-repeated="16382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table:number-columns-repeated="16382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74" table:style-name="ce1">
            <text:p>74</text:p>
          </table:table-cell>
          <table:table-cell table:number-columns-repeated="16382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75" table:style-name="ce1">
            <text:p>75</text:p>
          </table:table-cell>
          <table:table-cell table:number-columns-repeated="16382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78" table:style-name="ce1">
            <text:p>78</text:p>
          </table:table-cell>
          <table:table-cell table:number-columns-repeated="16382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65" table:style-name="ce1">
            <text:p>65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83" table:style-name="ce1">
            <text:p>83</text:p>
          </table:table-cell>
          <table:table-cell office:value-type="float" office:value="66" table:style-name="ce1">
            <text:p>66</text:p>
          </table:table-cell>
          <table:table-cell table:number-columns-repeated="16382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62" table:style-name="ce1">
            <text:p>62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84" table:style-name="ce1">
            <text:p>84</text:p>
          </table:table-cell>
          <table:table-cell office:value-type="float" office:value="64" table:style-name="ce1">
            <text:p>64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85" table:style-name="ce1">
            <text:p>85</text:p>
          </table:table-cell>
          <table:table-cell office:value-type="float" office:value="72" table:style-name="ce1">
            <text:p>72</text:p>
          </table:table-cell>
          <table:table-cell table:number-columns-repeated="16382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73" table:style-name="ce1">
            <text:p>73</text:p>
          </table:table-cell>
          <table:table-cell table:number-columns-repeated="16382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61" table:style-name="ce1">
            <text:p>61</text:p>
          </table:table-cell>
          <table:table-cell table:number-columns-repeated="16382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62" table:style-name="ce1">
            <text:p>62</text:p>
          </table:table-cell>
          <table:table-cell table:number-columns-repeated="16382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70" table:style-name="ce1">
            <text:p>70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87" table:style-name="ce1">
            <text:p>87</text:p>
          </table:table-cell>
          <table:table-cell office:value-type="float" office:value="71" table:style-name="ce1">
            <text:p>71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88" table:style-name="ce1">
            <text:p>88</text:p>
          </table:table-cell>
          <table:table-cell office:value-type="float" office:value="78" table:style-name="ce1">
            <text:p>78</text:p>
          </table:table-cell>
          <table:table-cell table:number-columns-repeated="16382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84" table:style-name="ce1">
            <text:p>84</text:p>
          </table:table-cell>
          <table:table-cell table:number-columns-repeated="16382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68" table:style-name="ce1">
            <text:p>68</text:p>
          </table:table-cell>
          <table:table-cell table:number-columns-repeated="16382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69" table:style-name="ce1">
            <text:p>69</text:p>
          </table:table-cell>
          <table:table-cell table:number-columns-repeated="16382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64" table:style-name="ce1">
            <text:p>64</text:p>
          </table:table-cell>
          <table:table-cell table:number-columns-repeated="16382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65" table:style-name="ce1">
            <text:p>65</text:p>
          </table:table-cell>
          <table:table-cell table:number-columns-repeated="16382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62" table:style-name="ce1">
            <text:p>62</text:p>
          </table:table-cell>
          <table:table-cell table:number-columns-repeated="16382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64" table:style-name="ce1">
            <text:p>64</text:p>
          </table:table-cell>
          <table:table-cell table:number-columns-repeated="16382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65" table:style-name="ce1">
            <text:p>65</text:p>
          </table:table-cell>
          <table:table-cell table:number-columns-repeated="16382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73" table:style-name="ce1">
            <text:p>73</text:p>
          </table:table-cell>
          <table:table-cell table:number-columns-repeated="16382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74" table:style-name="ce1">
            <text:p>74</text:p>
          </table:table-cell>
          <table:table-cell table:number-columns-repeated="16382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77" table:style-name="ce1">
            <text:p>77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93" table:style-name="ce1">
            <text:p>93</text:p>
          </table:table-cell>
          <table:table-cell office:value-type="float" office:value="69" table:style-name="ce1">
            <text:p>69</text:p>
          </table:table-cell>
          <table:table-cell table:number-columns-repeated="16382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70" table:style-name="ce1">
            <text:p>70</text:p>
          </table:table-cell>
          <table:table-cell table:number-columns-repeated="16382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52" table:style-name="ce1">
            <text:p>52</text:p>
          </table:table-cell>
          <table:table-cell table:number-columns-repeated="16382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59" table:style-name="ce1">
            <text:p>59</text:p>
          </table:table-cell>
          <table:table-cell table:number-columns-repeated="16382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63" table:style-name="ce1">
            <text:p>63</text:p>
          </table:table-cell>
          <table:table-cell table:number-columns-repeated="16382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65" table:style-name="ce1">
            <text:p>65</text:p>
          </table:table-cell>
          <table:table-cell table:number-columns-repeated="16382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66" table:style-name="ce1">
            <text:p>66</text:p>
          </table:table-cell>
          <table:table-cell table:number-columns-repeated="16382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69" table:style-name="ce1">
            <text:p>69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96" table:style-name="ce1">
            <text:p>96</text:p>
          </table:table-cell>
          <table:table-cell office:value-type="float" office:value="70" table:style-name="ce1">
            <text:p>70</text:p>
          </table:table-cell>
          <table:table-cell table:number-columns-repeated="16382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54" table:style-name="ce1">
            <text:p>54</text:p>
          </table:table-cell>
          <table:table-cell table:number-columns-repeated="16382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62" table:style-name="ce1">
            <text:p>62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98" table:style-name="ce1">
            <text:p>98</text:p>
          </table:table-cell>
          <table:table-cell office:value-type="float" office:value="75" table:style-name="ce1">
            <text:p>75</text:p>
          </table:table-cell>
          <table:table-cell table:number-columns-repeated="16382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81" table:style-name="ce1">
            <text:p>81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99" table:style-name="ce1">
            <text:p>99</text:p>
          </table:table-cell>
          <table:table-cell office:value-type="float" office:value="77" table:style-name="ce1">
            <text:p>77</text:p>
          </table:table-cell>
          <table:table-cell table:number-columns-repeated="16382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83" table:style-name="ce1">
            <text:p>83</text:p>
          </table:table-cell>
          <table:table-cell table:number-columns-repeated="16382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72" table:style-name="ce1">
            <text:p>72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100" table:style-name="ce1">
            <text:p>100</text:p>
          </table:table-cell>
          <table:table-cell office:value-type="float" office:value="73" table:style-name="ce1">
            <text:p>73</text:p>
          </table:table-cell>
          <table:table-cell table:number-columns-repeated="16382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62" table:style-name="ce1">
            <text:p>62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101" table:style-name="ce1">
            <text:p>101</text:p>
          </table:table-cell>
          <table:table-cell office:value-type="float" office:value="64" table:style-name="ce1">
            <text:p>64</text:p>
          </table:table-cell>
          <table:table-cell table:number-columns-repeated="16382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78" table:style-name="ce1">
            <text:p>78</text:p>
          </table:table-cell>
          <table:table-cell table:number-columns-repeated="16382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79" table:style-name="ce1">
            <text:p>79</text:p>
          </table:table-cell>
          <table:table-cell table:number-columns-repeated="16382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87" table:style-name="ce1">
            <text:p>87</text:p>
          </table:table-cell>
          <table:table-cell table:number-columns-repeated="16382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65" table:style-name="ce1">
            <text:p>65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103" table:style-name="ce1">
            <text:p>103</text:p>
          </table:table-cell>
          <table:table-cell office:value-type="float" office:value="66" table:style-name="ce1">
            <text:p>66</text:p>
          </table:table-cell>
          <table:table-cell table:number-columns-repeated="16382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66" table:style-name="ce1">
            <text:p>66</text:p>
          </table:table-cell>
          <table:table-cell table:number-columns-repeated="16382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65" table:style-name="ce1">
            <text:p>65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105" table:style-name="ce1">
            <text:p>105</text:p>
          </table:table-cell>
          <table:table-cell office:value-type="float" office:value="66" table:style-name="ce1">
            <text:p>66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106" table:style-name="ce1">
            <text:p>106</text:p>
          </table:table-cell>
          <table:table-cell office:value-type="float" office:value="66" table:style-name="ce1">
            <text:p>66</text:p>
          </table:table-cell>
          <table:table-cell table:number-columns-repeated="16382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48" table:style-name="ce1">
            <text:p>48</text:p>
          </table:table-cell>
          <table:table-cell table:number-columns-repeated="16382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54" table:style-name="ce1">
            <text:p>54</text:p>
          </table:table-cell>
          <table:table-cell table:number-columns-repeated="16382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59" table:style-name="ce1">
            <text:p>59</text:p>
          </table:table-cell>
          <table:table-cell table:number-columns-repeated="16382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59" table:style-name="ce1">
            <text:p>59</text:p>
          </table:table-cell>
          <table:table-cell table:number-columns-repeated="16382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62" table:style-name="ce1">
            <text:p>62</text:p>
          </table:table-cell>
          <table:table-cell table:number-columns-repeated="16382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63" table:style-name="ce1">
            <text:p>63</text:p>
          </table:table-cell>
          <table:table-cell table:number-columns-repeated="16382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68" table:style-name="ce1">
            <text:p>68</text:p>
          </table:table-cell>
          <table:table-cell table:number-columns-repeated="16382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69" table:style-name="ce1">
            <text:p>69</text:p>
          </table:table-cell>
          <table:table-cell table:number-columns-repeated="16382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70" table:style-name="ce1">
            <text:p>70</text:p>
          </table:table-cell>
          <table:table-cell table:number-columns-repeated="16382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70" table:style-name="ce1">
            <text:p>70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110" table:style-name="ce1">
            <text:p>110</text:p>
          </table:table-cell>
          <table:table-cell office:value-type="float" office:value="71" table:style-name="ce1">
            <text:p>71</text:p>
          </table:table-cell>
          <table:table-cell table:number-columns-repeated="16382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69" table:style-name="ce1">
            <text:p>69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111" table:style-name="ce1">
            <text:p>111</text:p>
          </table:table-cell>
          <table:table-cell office:value-type="float" office:value="70" table:style-name="ce1">
            <text:p>70</text:p>
          </table:table-cell>
          <table:table-cell table:number-columns-repeated="16382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82" table:style-name="ce1">
            <text:p>82</text:p>
          </table:table-cell>
          <table:table-cell table:number-columns-repeated="16382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84" table:style-name="ce1">
            <text:p>84</text:p>
          </table:table-cell>
          <table:table-cell table:number-columns-repeated="16382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87" table:style-name="ce1">
            <text:p>87</text:p>
          </table:table-cell>
          <table:table-cell table:number-columns-repeated="16382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71" table:style-name="ce1">
            <text:p>71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113" table:style-name="ce1">
            <text:p>113</text:p>
          </table:table-cell>
          <table:table-cell office:value-type="float" office:value="72" table:style-name="ce1">
            <text:p>72</text:p>
          </table:table-cell>
          <table:table-cell table:number-columns-repeated="16382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62" table:style-name="ce1">
            <text:p>62</text:p>
          </table:table-cell>
          <table:table-cell table:number-columns-repeated="16382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64" table:style-name="ce1">
            <text:p>64</text:p>
          </table:table-cell>
          <table:table-cell table:number-columns-repeated="16382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65" table:style-name="ce1">
            <text:p>65</text:p>
          </table:table-cell>
          <table:table-cell table:number-columns-repeated="16382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63" table:style-name="ce1">
            <text:p>63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115" table:style-name="ce1">
            <text:p>115</text:p>
          </table:table-cell>
          <table:table-cell office:value-type="float" office:value="65" table:style-name="ce1">
            <text:p>65</text:p>
          </table:table-cell>
          <table:table-cell table:number-columns-repeated="16382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67" table:style-name="ce1">
            <text:p>67</text:p>
          </table:table-cell>
          <table:table-cell table:number-columns-repeated="16382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68" table:style-name="ce1">
            <text:p>68</text:p>
          </table:table-cell>
          <table:table-cell table:number-columns-repeated="16382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69" table:style-name="ce1">
            <text:p>69</text:p>
          </table:table-cell>
          <table:table-cell table:number-columns-repeated="16382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68" table:style-name="ce1">
            <text:p>68</text:p>
          </table:table-cell>
          <table:table-cell table:number-columns-repeated="16382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69" table:style-name="ce1">
            <text:p>69</text:p>
          </table:table-cell>
          <table:table-cell table:number-columns-repeated="16382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70" table:style-name="ce1">
            <text:p>70</text:p>
          </table:table-cell>
          <table:table-cell table:number-columns-repeated="16382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57" table:style-name="ce1">
            <text:p>57</text:p>
          </table:table-cell>
          <table:table-cell table:number-columns-repeated="16382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64" table:style-name="ce1">
            <text:p>64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119" table:style-name="ce1">
            <text:p>119</text:p>
          </table:table-cell>
          <table:table-cell office:value-type="float" office:value="66" table:style-name="ce1">
            <text:p>66</text:p>
          </table:table-cell>
          <table:table-cell table:number-columns-repeated="16382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70" table:style-name="ce1">
            <text:p>70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120" table:style-name="ce1">
            <text:p>120</text:p>
          </table:table-cell>
          <table:table-cell office:value-type="float" office:value="71" table:style-name="ce1">
            <text:p>71</text:p>
          </table:table-cell>
          <table:table-cell table:number-columns-repeated="16382"/>
        </table:table-row>
        <table:table-row table:number-rows-repeated="1048223" table:style-name="ro1">
          <table:table-cell table:number-columns-repeated="16384"/>
        </table:table-row>
      </table:table>
      <table:table table:name="PulseFrCat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atID</text:p>
          </table:table-cell>
          <table:table-cell office:value-type="string" table:style-name="ce1">
            <text:p>Pulse_fr_cat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21" table:style-name="ce1">
            <text:p>21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23" table:style-name="ce1">
            <text:p>23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26" table:style-name="ce1">
            <text:p>26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27" table:style-name="ce1">
            <text:p>27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28" table:style-name="ce1">
            <text:p>28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29" table:style-name="ce1">
            <text:p>29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31" table:style-name="ce1">
            <text:p>31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32" table:style-name="ce1">
            <text:p>32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33" table:style-name="ce1">
            <text:p>33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34" table:style-name="ce1">
            <text:p>34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37" table:style-name="ce1">
            <text:p>37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38" table:style-name="ce1">
            <text:p>38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39" table:style-name="ce1">
            <text:p>39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41" table:style-name="ce1">
            <text:p>41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42" table:style-name="ce1">
            <text:p>42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46" table:style-name="ce1">
            <text:p>46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47" table:style-name="ce1">
            <text:p>47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48" table:style-name="ce1">
            <text:p>48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51" table:style-name="ce1">
            <text:p>51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53" table:style-name="ce1">
            <text:p>53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54" table:style-name="ce1">
            <text:p>54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55" table:style-name="ce1">
            <text:p>55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56" table:style-name="ce1">
            <text:p>56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57" table:style-name="ce1">
            <text:p>57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58" table:style-name="ce1">
            <text:p>58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59" table:style-name="ce1">
            <text:p>59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61" table:style-name="ce1">
            <text:p>61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62" table:style-name="ce1">
            <text:p>6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65" table:style-name="ce1">
            <text:p>65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66" table:style-name="ce1">
            <text:p>66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67" table:style-name="ce1">
            <text:p>67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68" table:style-name="ce1">
            <text:p>68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71" table:style-name="ce1">
            <text:p>71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72" table:style-name="ce1">
            <text:p>72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73" table:style-name="ce1">
            <text:p>73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74" table:style-name="ce1">
            <text:p>74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75" table:style-name="ce1">
            <text:p>75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78" table:style-name="ce1">
            <text:p>78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79" table:style-name="ce1">
            <text:p>79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83" table:style-name="ce1">
            <text:p>83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84" table:style-name="ce1">
            <text:p>84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86" table:style-name="ce1">
            <text:p>86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87" table:style-name="ce1">
            <text:p>87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91" table:style-name="ce1">
            <text:p>91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92" table:style-name="ce1">
            <text:p>92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95" table:style-name="ce1">
            <text:p>95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96" table:style-name="ce1">
            <text:p>96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97" table:style-name="ce1">
            <text:p>97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101" table:style-name="ce1">
            <text:p>101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102" table:style-name="ce1">
            <text:p>102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103" table:style-name="ce1">
            <text:p>103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105" table:style-name="ce1">
            <text:p>105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107" table:style-name="ce1">
            <text:p>107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108" table:style-name="ce1">
            <text:p>108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110" table:style-name="ce1">
            <text:p>110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111" table:style-name="ce1">
            <text:p>111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112" table:style-name="ce1">
            <text:p>112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113" table:style-name="ce1">
            <text:p>113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114" table:style-name="ce1">
            <text:p>114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115" table:style-name="ce1">
            <text:p>115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116" table:style-name="ce1">
            <text:p>116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118" table:style-name="ce1">
            <text:p>118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119" table:style-name="ce1">
            <text:p>119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120" table:style-name="ce1">
            <text:p>120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number-rows-repeated="1048223" table:style-name="ro1">
          <table:table-cell table:number-columns-repeated="16384"/>
        </table:table-row>
      </table:table>
      <table:table table:name="PulseFrY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atID</text:p>
          </table:table-cell>
          <table:table-cell office:value-type="string" table:style-name="ce1">
            <text:p>Pulse_fr_yes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41" table:style-name="ce1">
            <text:p>41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42" table:style-name="ce1">
            <text:p>42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43" table:style-name="ce1">
            <text:p>43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46" table:style-name="ce1">
            <text:p>46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47" table:style-name="ce1">
            <text:p>47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48" table:style-name="ce1">
            <text:p>48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49" table:style-name="ce1">
            <text:p>49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51" table:style-name="ce1">
            <text:p>51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52" table:style-name="ce1">
            <text:p>52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53" table:style-name="ce1">
            <text:p>53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54" table:style-name="ce1">
            <text:p>54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55" table:style-name="ce1">
            <text:p>55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56" table:style-name="ce1">
            <text:p>56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57" table:style-name="ce1">
            <text:p>57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58" table:style-name="ce1">
            <text:p>58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59" table:style-name="ce1">
            <text:p>59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61" table:style-name="ce1">
            <text:p>61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62" table:style-name="ce1">
            <text:p>62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63" table:style-name="ce1">
            <text:p>63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64" table:style-name="ce1">
            <text:p>64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65" table:style-name="ce1">
            <text:p>65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66" table:style-name="ce1">
            <text:p>66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67" table:style-name="ce1">
            <text:p>67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68" table:style-name="ce1">
            <text:p>68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69" table:style-name="ce1">
            <text:p>69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71" table:style-name="ce1">
            <text:p>71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72" table:style-name="ce1">
            <text:p>72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73" table:style-name="ce1">
            <text:p>73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74" table:style-name="ce1">
            <text:p>74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76" table:style-name="ce1">
            <text:p>76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77" table:style-name="ce1">
            <text:p>77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78" table:style-name="ce1">
            <text:p>78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79" table:style-name="ce1">
            <text:p>79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80" table:style-name="ce1">
            <text:p>80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81" table:style-name="ce1">
            <text:p>81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82" table:style-name="ce1">
            <text:p>82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83" table:style-name="ce1">
            <text:p>83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84" table:style-name="ce1">
            <text:p>84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85" table:style-name="ce1">
            <text:p>85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86" table:style-name="ce1">
            <text:p>86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87" table:style-name="ce1">
            <text:p>87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88" table:style-name="ce1">
            <text:p>88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89" table:style-name="ce1">
            <text:p>89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90" table:style-name="ce1">
            <text:p>90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91" table:style-name="ce1">
            <text:p>91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92" table:style-name="ce1">
            <text:p>92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93" table:style-name="ce1">
            <text:p>93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94" table:style-name="ce1">
            <text:p>94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95" table:style-name="ce1">
            <text:p>95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96" table:style-name="ce1">
            <text:p>96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97" table:style-name="ce1">
            <text:p>97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98" table:style-name="ce1">
            <text:p>98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99" table:style-name="ce1">
            <text:p>99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101" table:style-name="ce1">
            <text:p>101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102" table:style-name="ce1">
            <text:p>102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103" table:style-name="ce1">
            <text:p>103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104" table:style-name="ce1">
            <text:p>1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105" table:style-name="ce1">
            <text:p>105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106" table:style-name="ce1">
            <text:p>106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107" table:style-name="ce1">
            <text:p>107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108" table:style-name="ce1">
            <text:p>108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109" table:style-name="ce1">
            <text:p>109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110" table:style-name="ce1">
            <text:p>110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111" table:style-name="ce1">
            <text:p>111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112" table:style-name="ce1">
            <text:p>112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113" table:style-name="ce1">
            <text:p>113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114" table:style-name="ce1">
            <text:p>114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115" table:style-name="ce1">
            <text:p>115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116" table:style-name="ce1">
            <text:p>116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117" table:style-name="ce1">
            <text:p>117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118" table:style-name="ce1">
            <text:p>118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119" table:style-name="ce1">
            <text:p>119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120" table:style-name="ce1">
            <text:p>120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1048215" table:style-name="ro1">
          <table:table-cell table:number-columns-repeated="16384"/>
        </table:table-row>
      </table:table>
      <table:table table:name="PulseFr70" table:style-name="ta1">
        <table:table-column table:style-name="co1" table:default-cell-style-name="ce1"/>
        <table:table-column table:style-name="co3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PatID</text:p>
          </table:table-cell>
          <table:table-cell office:value-type="string" table:style-name="ce1">
            <text:p>Pulse_fr_7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37" table:style-name="ce1">
            <text:p>3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39" table:style-name="ce1">
            <text:p>39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41" table:style-name="ce1">
            <text:p>4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42" table:style-name="ce1">
            <text:p>4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43" table:style-name="ce1">
            <text:p>43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44" table:style-name="ce1">
            <text:p>4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47" table:style-name="ce1">
            <text:p>4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48" table:style-name="ce1">
            <text:p>4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49" table:style-name="ce1">
            <text:p>49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51" table:style-name="ce1">
            <text:p>5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53" table:style-name="ce1">
            <text:p>5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54" table:style-name="ce1">
            <text:p>54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56" table:style-name="ce1">
            <text:p>5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59" table:style-name="ce1">
            <text:p>59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61" table:style-name="ce1">
            <text:p>61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62" table:style-name="ce1">
            <text:p>6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63" table:style-name="ce1">
            <text:p>63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64" table:style-name="ce1">
            <text:p>6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65" table:style-name="ce1">
            <text:p>65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67" table:style-name="ce1">
            <text:p>67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68" table:style-name="ce1">
            <text:p>6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69" table:style-name="ce1">
            <text:p>69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71" table:style-name="ce1">
            <text:p>71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72" table:style-name="ce1">
            <text:p>72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73" table:style-name="ce1">
            <text:p>7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74" table:style-name="ce1">
            <text:p>74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76" table:style-name="ce1">
            <text:p>76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77" table:style-name="ce1">
            <text:p>7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78" table:style-name="ce1">
            <text:p>7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79" table:style-name="ce1">
            <text:p>79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80" table:style-name="ce1">
            <text:p>80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81" table:style-name="ce1">
            <text:p>8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82" table:style-name="ce1">
            <text:p>82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83" table:style-name="ce1">
            <text:p>8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84" table:style-name="ce1">
            <text:p>8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85" table:style-name="ce1">
            <text:p>85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86" table:style-name="ce1">
            <text:p>8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87" table:style-name="ce1">
            <text:p>87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88" table:style-name="ce1">
            <text:p>88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89" table:style-name="ce1">
            <text:p>89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91" table:style-name="ce1">
            <text:p>9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92" table:style-name="ce1">
            <text:p>92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93" table:style-name="ce1">
            <text:p>9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94" table:style-name="ce1">
            <text:p>9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95" table:style-name="ce1">
            <text:p>95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96" table:style-name="ce1">
            <text:p>96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97" table:style-name="ce1">
            <text:p>9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98" table:style-name="ce1">
            <text:p>98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99" table:style-name="ce1">
            <text:p>99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101" table:style-name="ce1">
            <text:p>1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102" table:style-name="ce1">
            <text:p>102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103" table:style-name="ce1">
            <text:p>10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105" table:style-name="ce1">
            <text:p>105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106" table:style-name="ce1">
            <text:p>10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107" table:style-name="ce1">
            <text:p>10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108" table:style-name="ce1">
            <text:p>1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109" table:style-name="ce1">
            <text:p>109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110" table:style-name="ce1">
            <text:p>110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111" table:style-name="ce1">
            <text:p>111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112" table:style-name="ce1">
            <text:p>112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113" table:style-name="ce1">
            <text:p>113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114" table:style-name="ce1">
            <text:p>11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115" table:style-name="ce1">
            <text:p>115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116" table:style-name="ce1">
            <text:p>11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117" table:style-name="ce1">
            <text:p>11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118" table:style-name="ce1">
            <text:p>11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119" table:style-name="ce1">
            <text:p>119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120" table:style-name="ce1">
            <text:p>120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1048223" table:style-name="ro1">
          <table:table-cell table:number-columns-repeated="16384"/>
        </table:table-row>
      </table:table>
      <table:database-ranges>
        <table:database-range table:target-range-address="PulseFrVal.A2:PulseFrVal.C353" table:contains-header="false">
          <table:sort>
            <table:sort-by table:field-number="0"/>
          </table:sort>
        </table:database-range>
        <table:database-range table:target-range-address="PulseFrCat.A2:PulseFrCat.C353" table:contains-header="false">
          <table:sort>
            <table:sort-by table:field-number="0"/>
          </table:sort>
        </table:database-range>
        <table:database-range table:target-range-address="PulseFrYes.A2:PulseFrYes.C361" table:contains-header="false">
          <table:sort>
            <table:sort-by table:field-number="0"/>
          </table:sort>
        </table:database-range>
        <table:database-range table:target-range-address="PulseFr70.A2:PulseFr70.B353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Windows User</meta:initial-creator>
    <dc:creator>Lietotājs</dc:creator>
    <meta:creation-date>2018-09-24T17:22:01Z</meta:creation-date>
    <dc:date>2018-10-04T12:19:30Z</dc:date>
  </office:meta>
</office:document-meta>
</file>